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39cm"/>
    </style:style>
    <style:style style:name="co2" style:family="table-column">
      <style:table-column-properties fo:break-before="auto" style:column-width="6.357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3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015" table:default-cell-style-name="ce1"/>
        <table:table-row table:style-name="ro1">
          <table:table-cell office:value-type="string" calcext:value-type="string">
            <text:p>Composant</text:p>
          </table:table-cell>
          <table:table-cell office:value-type="string" calcext:value-type="string">
            <text:p>Nom technique</text:p>
          </table:table-cell>
          <table:table-cell office:value-type="string" calcext:value-type="string">
            <text:p>Capacité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rix/unit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Observ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8">
            <text:p>condensateur</text:p>
          </table:table-cell>
          <table:table-cell office:value-type="string" calcext:value-type="string">
            <text:p>C11,C20,C21,C22,C50,C33,C51,C52,C53,C55,C56,C57,C58,C59,C60,C61,C62,C63,C70,C71,C74,C100,C101,C102,C103,C104</text:p>
          </table:table-cell>
          <table:table-cell office:value-type="string" calcext:value-type="string">
            <text:p><text:s/>0.1uF CER</text:p>
          </table:table-cell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Condensateur électrolytique Yageo S5050M0R10B1F-0405 sortie radiale 1.5 mm 0.1 µF 50 V 20 % (Ø x h) 4 mm x 5 mm 1 pc(s) </text:p>
          </table:table-cell>
          <table:table-cell table:formula="of:=[.E2]*[.D2]" office:value-type="float" office:value="2.6" calcext:value-type="float">
            <text:p>2,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C23 </text:p>
          </table:table-cell>
          <table:table-cell office:value-type="string" calcext:value-type="string">
            <text:p><text:s/>10uF EL 16 Volts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Conrad : <text:s/>Condensateur électrolytique Würth Elektronik 860160372001 sortie radiale 2 mm 10 µF 16 V 20 % (Ø x h) 5 mm x 11 mm 1 pc( </text:p>
          </table:table-cell>
          <table:table-cell table:formula="of:=[.E3]*[.D3]" office:value-type="float" office:value="0.13" calcext:value-type="float">
            <text:p>0,13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C30 </text:p>
          </table:table-cell>
          <table:table-cell office:value-type="string" calcext:value-type="string">
            <text:p><text:s/>1uF EL 16 Volts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Conrad : <text:s/>Condensateur céramique 1210 Würth Elektronik 885012209011 1 µF 16 V 10 % 1 pc(s) </text:p>
          </table:table-cell>
          <table:table-cell table:formula="of:=[.E4]*[.D4]" office:value-type="float" office:value="0.3" calcext:value-type="float">
            <text:p>0,3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C31,C34,C65 </text:p>
          </table:table-cell>
          <table:table-cell office:value-type="string" calcext:value-type="string">
            <text:p><text:s/>0.470uF C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b robot ?</text:p>
          </table:table-cell>
          <table:table-cell table:formula="of:=[.E5]*[.D5]" office:value-type="float" office:value="0" calcext:value-type="float">
            <text:p>0</text:p>
          </table:table-cell>
          <table:table-cell office:value-type="string" calcext:value-type="string">
            <text:p>pas trouver a la pc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C32 </text:p>
          </table:table-cell>
          <table:table-cell office:value-type="string" calcext:value-type="string">
            <text:p><text:s/>220uF EL 25 Vol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b robot ?</text:p>
          </table:table-cell>
          <table:table-cell table:formula="of:=[.E6]*[.D6]" office:value-type="float" office:value="0" calcext:value-type="float">
            <text:p>0</text:p>
          </table:table-cell>
          <table:table-cell office:value-type="string" calcext:value-type="string">
            <text:p>pas trouver a la pc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C35 </text:p>
          </table:table-cell>
          <table:table-cell office:value-type="string" calcext:value-type="string">
            <text:p><text:s/>.001uF CER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onrad : <text:s/>Condensateur céramique 1 nF 50 V 10 % 1 pc(s) </text:p>
          </table:table-cell>
          <table:table-cell table:formula="of:=[.E7]*[.D7]" office:value-type="float" office:value="0.4" calcext:value-type="float">
            <text:p>0,4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C54 </text:p>
          </table:table-cell>
          <table:table-cell office:value-type="string" calcext:value-type="string">
            <text:p><text:s/>0.01uF CER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Conrad : Condensateur céramique 10 nF 50 V 10 % 1 pc(s)</text:p>
          </table:table-cell>
          <table:table-cell table:formula="of:=[.E8]*[.D8]" office:value-type="float" office:value="0.35" calcext:value-type="float">
            <text:p>0,35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C72,C73</text:p>
          </table:table-cell>
          <table:table-cell office:value-type="string" calcext:value-type="string">
            <text:p>22pF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onrad : <text:s/>Condensateur céramique Holystone RDCN220J101DKA 22 pF 100 V/DC 5 % 1 pc(s) </text:p>
          </table:table-cell>
          <table:table-cell table:formula="of:=[.E9]*[.D9]" office:value-type="float" office:value="0.4" calcext:value-type="float">
            <text:p>0,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11">
            <text:p>Résistance</text:p>
          </table:table-cell>
          <table:table-cell office:value-type="string" calcext:value-type="string">
            <text:p>R20,R21,R102</text:p>
          </table:table-cell>
          <table:table-cell office:value-type="string" calcext:value-type="string">
            <text:p><text:s/>4K7 1/4W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Résistance à couche carbone Royalohm CFR0W4J0472A50 4.7 kOhm sortie axiale 0207 0.25 W 1 pc(s) </text:p>
          </table:table-cell>
          <table:table-cell table:formula="of:=[.E10]*[.D10]" office:value-type="float" office:value="0.3" calcext:value-type="float">
            <text:p>0,3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22 </text:p>
          </table:table-cell>
          <table:table-cell office:value-type="string" calcext:value-type="string">
            <text:p><text:s/>33 OHMS <text:s/>1/4W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Résistance à couche carbone Royalohm CFR0W4J0330A50 33 Ohm sortie axiale 0207 0.25 W 1 pc(s) </text:p>
          </table:table-cell>
          <table:table-cell table:formula="of:=[.E11]*[.D11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30 </text:p>
          </table:table-cell>
          <table:table-cell office:value-type="string" calcext:value-type="string">
            <text:p><text:s/>10 OHMS <text:s/>1/4W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Résistance à couche carbone Royalohm CFR0W4J0100A50 10 Ohm sortie axiale 0207 0.25 W 1 pc(s)</text:p>
          </table:table-cell>
          <table:table-cell table:formula="of:=[.E12]*[.D12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50 </text:p>
          </table:table-cell>
          <table:table-cell office:value-type="string" calcext:value-type="string">
            <text:p><text:s/>27 OHMS 1/2W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Résistance à couche carbone Royalohm CFR0W4J0270A20 27 Ohm sortie axiale 0207 0.25 W 1 pc(s) </text:p>
          </table:table-cell>
          <table:table-cell table:formula="of:=[.E13]*[.D13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51,R56,R70,R71,R100 </text:p>
          </table:table-cell>
          <table:table-cell office:value-type="string" calcext:value-type="string">
            <text:p><text:s/>10K <text:s/>1/4W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Résistance à couche carbone Royalohm CFR0W4J0103A50 10 kOhm sortie axiale 0207 0.25 W 1 pc(s)</text:p>
          </table:table-cell>
          <table:table-cell table:formula="of:=[.E14]*[.D14]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52,R58 </text:p>
          </table:table-cell>
          <table:table-cell office:value-type="string" calcext:value-type="string">
            <text:p><text:s/>1K0 <text:s/>1/4W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Résistance à couche carbone Royalohm CFR0W4J0102A50 1 kOhm sortie axiale 0207 0.25 W 1 pc(s)</text:p>
          </table:table-cell>
          <table:table-cell table:formula="of:=[.E15]*[.D15]" office:value-type="float" office:value="0.2" calcext:value-type="float">
            <text:p>0,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53 </text:p>
          </table:table-cell>
          <table:table-cell office:value-type="string" calcext:value-type="string">
            <text:p><text:s/>5K6 <text:s/>1/4W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Résistance à couche carbone Royalohm CFR0W4J0562A50 5.6 kOhm sortie axiale 0207 0.25 W 1 pc(s) </text:p>
          </table:table-cell>
          <table:table-cell table:formula="of:=[.E16]*[.D16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55 </text:p>
          </table:table-cell>
          <table:table-cell office:value-type="string" calcext:value-type="string">
            <text:p><text:s/>820K 1/4W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onrad : Résistance à couche carbone 820 kOhm sortie axiale 0207 0.25 W 1 pc(s)</text:p>
          </table:table-cell>
          <table:table-cell table:formula="of:=[.E17]*[.D17]" office:value-type="float" office:value="0.2" calcext:value-type="float">
            <text:p>0,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57 </text:p>
          </table:table-cell>
          <table:table-cell office:value-type="string" calcext:value-type="string">
            <text:p><text:s/>1M0 <text:s/>1/4W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 text:c="2"/>Résistance à couche carbone Royalohm CFR0W4J0105A50 1 MOhm sortie axiale 0207 0.25 W 1 pc(s) </text:p>
          </table:table-cell>
          <table:table-cell table:formula="of:=[.E18]*[.D18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72,R73,R74,R75,R76,R77,R78,R79 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 text:c="2"/>Résistance à couche carbone Royalohm CFR0W4J0101A50 100 Ohm sortie axiale 0207 0.25 W 1 pc(s) </text:p>
          </table:table-cell>
          <table:table-cell table:formula="of:=[.E19]*[.D19]" office:value-type="float" office:value="0.8" calcext:value-type="float">
            <text:p>0,8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80,R101 </text:p>
          </table:table-cell>
          <table:table-cell office:value-type="string" calcext:value-type="string">
            <text:p>27k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Résistance à couche carbone Royalohm CFR0W4J0273A20 27 kOhm sortie axiale 0207 0.25 W 1 pc(s) </text:p>
          </table:table-cell>
          <table:table-cell table:formula="of:=[.E20]*[.D20]" office:value-type="float" office:value="0.2" calcext:value-type="float">
            <text:p>0,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21,F22 </text:p>
          </table:table-cell>
          <table:table-cell office:value-type="string" calcext:value-type="string">
            <text:p><text:s/>1/2 A 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Conrad : <text:s/>Fusible miniature ESKA 887114 sortie radiale rond 500 mA 250 V temporisé -T- 1 pc(s) </text:p>
          </table:table-cell>
          <table:table-cell table:formula="of:=[.E21]*[.D21]" office:value-type="float" office:value="0.9" calcext:value-type="float">
            <text:p>0,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FB1 &lt; FB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22]*[.D2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C30</text:p>
          </table:table-cell>
          <table:table-cell office:value-type="string" calcext:value-type="string">
            <text:p>LM386N-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23]*[.D2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C50</text:p>
          </table:table-cell>
          <table:table-cell office:value-type="string" calcext:value-type="string">
            <text:p>MAX267BC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24]*[.D2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C51</text:p>
          </table:table-cell>
          <table:table-cell office:value-type="string" calcext:value-type="string">
            <text:p>PIC12F675-I/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25]*[.D2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C52</text:p>
          </table:table-cell>
          <table:table-cell office:value-type="string" calcext:value-type="string">
            <text:p>74HC4051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26]*[.D2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C53</text:p>
          </table:table-cell>
          <table:table-cell office:value-type="string" calcext:value-type="string">
            <text:p>MAX492CP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27]*[.D2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C70</text:p>
          </table:table-cell>
          <table:table-cell office:value-type="string" calcext:value-type="string">
            <text:p>PIC18F4520-I/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28]*[.D2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C100</text:p>
          </table:table-cell>
          <table:table-cell office:value-type="string" calcext:value-type="string">
            <text:p>MAX232ACP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29]*[.D2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Q100</text:p>
          </table:table-cell>
          <table:table-cell office:value-type="string" calcext:value-type="string">
            <text:p>2N2222 TO-92 optionn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0]*[.D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R20</text:p>
          </table:table-cell>
          <table:table-cell office:value-type="string" calcext:value-type="string">
            <text:p>7805 TO-2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1]*[.D3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X70</text:p>
          </table:table-cell>
          <table:table-cell office:value-type="string" calcext:value-type="string">
            <text:p>20mH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2]*[.D3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1N4004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Conrad : <text:s/>Accueil &gt; Électronique &gt; Composant actif &gt; Diode &gt; Diodes (Standard/HF/Puissance) Diode Diotec 1N4004 Type de boîtier DO-41 Tension (U) 400 V </text:p>
          </table:table-cell>
          <table:table-cell table:formula="of:=[.E33]*[.D33]" office:value-type="float" office:value="0.15" calcext:value-type="float">
            <text:p>0,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50</text:p>
          </table:table-cell>
          <table:table-cell office:value-type="string" calcext:value-type="string">
            <text:p>1N5819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Conrad : Diode Schottky Fairchild Semiconductor 1N5819 Type de boîtier DO-41</text:p>
          </table:table-cell>
          <table:table-cell table:formula="of:=[.E34]*[.D34]" office:value-type="float" office:value="0.41" calcext:value-type="float">
            <text:p>0,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CD20</text:p>
          </table:table-cell>
          <table:table-cell office:value-type="string" calcext:value-type="string">
            <text:p>lcd 2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5]*[.D3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20</text:p>
          </table:table-cell>
          <table:table-cell office:value-type="string" calcext:value-type="string">
            <text:p>10k LINEAR TAPER p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6]*[.D3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30</text:p>
          </table:table-cell>
          <table:table-cell office:value-type="string" calcext:value-type="string">
            <text:p>10k AUDIO TAPER p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7]*[.D37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50</text:p>
          </table:table-cell>
          <table:table-cell office:value-type="string" calcext:value-type="string">
            <text:p>10k LINEAR TAPER p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8]*[.D3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70</text:p>
          </table:table-cell>
          <table:table-cell office:value-type="string" calcext:value-type="string">
            <text:p>10k LINEAR TAPER pot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9]*[.D3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20 </text:p>
          </table:table-cell>
          <table:table-cell office:value-type="string" calcext:value-type="string">
            <text:p><text:s/>SP-ST Miniature Togg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0]*[.D4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70 </text:p>
          </table:table-cell>
          <table:table-cell office:value-type="string" calcext:value-type="string">
            <text:p><text:s/>NO Miniature Push-Butt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1]*[.D4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1 &lt; D8 </text:p>
          </table:table-cell>
          <table:table-cell office:value-type="string" calcext:value-type="string">
            <text:p><text:s/>HSMP389b pin diode AGILENT Surface Mount, OR YOUR PREFERED PIN DIO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2]*[.D4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1 &lt; C8 </text:p>
          </table:table-cell>
          <table:table-cell office:value-type="string" calcext:value-type="string">
            <text:p><text:s/>470 pF CER S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3]*[.D4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11 &lt; C15 </text:p>
          </table:table-cell>
          <table:table-cell office:value-type="string" calcext:value-type="string">
            <text:p><text:s/>.1 uF CER S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4]*[.D4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1 &lt; L4 </text:p>
          </table:table-cell>
          <table:table-cell office:value-type="string" calcext:value-type="string">
            <text:p><text:s/>0.47 uH inductor S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5]*[.D4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1 &lt; R4 </text:p>
          </table:table-cell>
          <table:table-cell office:value-type="string" calcext:value-type="string">
            <text:p><text:s/>560 Ohms S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6]*[.D4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C1 </text:p>
          </table:table-cell>
          <table:table-cell office:value-type="string" calcext:value-type="string">
            <text:p><text:s/>MAX204CWE SM, RS232 interface, 4 circuits TTL to RS2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7]*[.D4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1 &lt; T4 </text:p>
          </table:table-cell>
          <table:table-cell office:value-type="string" calcext:value-type="string">
            <text:p><text:s/>TV 2 holes balun cores taken from 75 Ohms to 300 Ohms adap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8]*[.D4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isc </text:p>
          </table:table-cell>
          <table:table-cell office:value-type="string" calcext:value-type="string">
            <text:p><text:s/>PCB <text:s/>material, fiberglass rods or white PVC tubes,#26 ename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9]*[.D49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table:formula="of:=SUM([.G2:.G49])" office:value-type="float" office:value="8.34" calcext:value-type="float">
            <text:p>8,34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09:49:59.005419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09:04:04.434903470</meta:creation-date>
    <dc:date>2015-12-10T11:32:46.193371791</dc:date>
    <meta:editing-duration>PT1H27M28S</meta:editing-duration>
    <meta:editing-cycles>7</meta:editing-cycles>
    <meta:generator>LibreOffice/4.2.6.3$Linux_X86_64 LibreOffice_project/420$Build-3</meta:generator>
    <dc:creator>Michael RIGAUD</dc:creator>
    <meta:document-statistic meta:table-count="1" meta:cell-count="252" meta:object-count="0"/>
  </office:meta>
</office:document-meta>
</file>